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35.9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font-name="Arial" style:font-name-asian="Caladea1" style:font-name-complex="Calade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3"/>
          <table:table-cell table:style-name="ce1" office:value-type="string" calcext:value-type="string">
            <text:p>No. of references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Total Misses</text:p>
          </table:table-cell>
          <table:table-cell table:style-name="ce1" office:value-type="string" calcext:value-type="string">
            <text:p>Miss Rate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1"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649" calcext:value-type="float">
            <text:p>649</text:p>
          </table:table-cell>
          <table:table-cell office:value-type="float" office:value="414" calcext:value-type="float">
            <text:p>414</text:p>
          </table:table-cell>
          <table:table-cell office:value-type="float" office:value="2706" calcext:value-type="float">
            <text:p>2706</text:p>
          </table:table-cell>
          <table:table-cell office:value-type="float" office:value="0.0192" calcext:value-type="float">
            <text:p>0.019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28" calcext:value-type="float">
            <text:p>28</text:p>
          </table:table-cell>
          <table:table-cell office:value-type="float" office:value="550" calcext:value-type="float">
            <text:p>550</text:p>
          </table:table-cell>
          <table:table-cell office:value-type="float" office:value="0.0015" calcext:value-type="float">
            <text:p>0.0015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93" calcext:value-type="float">
            <text:p>1693</text:p>
          </table:table-cell>
          <table:table-cell office:value-type="float" office:value="1121" calcext:value-type="float">
            <text:p>1121</text:p>
          </table:table-cell>
          <table:table-cell office:value-type="float" office:value="442" calcext:value-type="float">
            <text:p>442</text:p>
          </table:table-cell>
          <table:table-cell office:value-type="float" office:value="3256" calcext:value-type="float">
            <text:p>3256</text:p>
          </table:table-cell>
          <table:table-cell office:value-type="float" office:value="0.0065" calcext:value-type="float">
            <text:p>0.0065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340" calcext:value-type="float">
            <text:p>340</text:p>
          </table:table-cell>
          <table:table-cell office:value-type="float" office:value="265" calcext:value-type="float">
            <text:p>265</text:p>
          </table:table-cell>
          <table:table-cell office:value-type="float" office:value="2248" calcext:value-type="float">
            <text:p>2248</text:p>
          </table:table-cell>
          <table:table-cell office:value-type="float" office:value="0.0159" calcext:value-type="float">
            <text:p>0.015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office:value-type="float" office:value="0.0009" calcext:value-type="float">
            <text:p>0.000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93" calcext:value-type="float">
            <text:p>1693</text:p>
          </table:table-cell>
          <table:table-cell office:value-type="float" office:value="570" calcext:value-type="float">
            <text:p>570</text:p>
          </table:table-cell>
          <table:table-cell office:value-type="float" office:value="291" calcext:value-type="float">
            <text:p>291</text:p>
          </table:table-cell>
          <table:table-cell office:value-type="float" office:value="2554" calcext:value-type="float">
            <text:p>2554</text:p>
          </table:table-cell>
          <table:table-cell office:value-type="float" office:value="0.0051" calcext:value-type="float">
            <text:p>0.0051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924" calcext:value-type="float">
            <text:p>1924</text:p>
          </table:table-cell>
          <table:table-cell office:value-type="float" office:value="0.0136" calcext:value-type="float">
            <text:p>0.0136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0.0002" calcext:value-type="float">
            <text:p>0.000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969" calcext:value-type="float">
            <text:p>969</text:p>
          </table:table-cell>
          <table:table-cell office:value-type="float" office:value="0.0069" calcext:value-type="float">
            <text:p>0.006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10" calcext:value-type="float">
            <text:p>1010</text:p>
          </table:table-cell>
          <table:table-cell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34" calcext:value-type="float">
            <text:p>1134</text:p>
          </table:table-cell>
          <table:table-cell table:style-name="ce4" office:value-type="float" office:value="0.00802866" calcext:value-type="float">
            <text:p>0.00802866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0.000078047" calcext:value-type="float">
            <text:p>0.000078047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62" calcext:value-type="float">
            <text:p>1162</text:p>
          </table:table-cell>
          <table:table-cell office:value-type="float" office:value="0.002324" calcext:value-type="float">
            <text:p>0.00232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6a</text:p>
          </table:table-cell>
          <table:table-cell table:style-name="ce1"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34" calcext:value-type="float">
            <text:p>1134</text:p>
          </table:table-cell>
          <table:table-cell office:value-type="float" office:value="0.00802866" calcext:value-type="float">
            <text:p>0.00802866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078047" calcext:value-type="float">
            <text:p>0.000078047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62" calcext:value-type="float">
            <text:p>1162</text:p>
          </table:table-cell>
          <table:table-cell office:value-type="float" office:value="0.002324" calcext:value-type="float">
            <text:p>0.00232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6b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703" calcext:value-type="float">
            <text:p>1703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.485" calcext:value-type="float">
            <text:p>0.485</text:p>
          </table:table-cell>
          <table:table-cell table:number-columns-repeated="1016"/>
        </table:table-row>
        <table:table-row table:style-name="ro1">
          <table:covered-table-cell/>
          <table:table-cell table:style-name="ce1" office:value-type="string" calcext:value-type="string">
            <text:p>Instruction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table:style-name="ce4" office:value-type="float" office:value="1731" calcext:value-type="float">
            <text:p>173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.4934" calcext:value-type="float">
            <text:p>0.4934</text:p>
          </table:table-cell>
          <table:table-cell table:number-columns-repeated="101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9:35:09.825642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9:37:54.993179583</dc:date>
    <meta:editing-duration>PT22M52S</meta:editing-duration>
    <meta:editing-cycles>15</meta:editing-cycles>
    <meta:document-statistic meta:table-count="1" meta:cell-count="161" meta:object-count="0"/>
  </office:meta>
</office:document-meta>
</file>